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10n_Contol_Traffic" table:style-name="ta1">
        <table:shapes>
          <draw:frame draw:z-index="1" draw:id="id0" draw:style-name="a0" draw:name="Chart 1" svg:x="1.95278in" svg:y="1.13694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EEQ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s</text:p>
          </table:table-cell>
          <table:table-cell office:value-type="float" office:value="67.978042086001835" table:formula="of:=[.E2]/([.E2]+[.H2])*100" table:style-name="ce1">
            <text:p>67.97804209</text:p>
          </table:table-cell>
          <table:table-cell office:value-type="float" office:value="61.997828447339856" table:formula="of:=[.F2]/([.F2]+[.I2])*100" table:style-name="ce1">
            <text:p>61.99782845</text:p>
          </table:table-cell>
          <table:table-cell office:value-type="float" office:value="60.225988700564969" table:formula="of:=[.G2]/([.G2]+[.J2])*100" table:style-name="ce1">
            <text:p>60.2259887</text:p>
          </table:table-cell>
          <table:table-cell office:value-type="float" office:value="743" table:style-name="ce1">
            <text:p>743</text:p>
          </table:table-cell>
          <table:table-cell office:value-type="float" office:value="571" table:style-name="ce1">
            <text:p>571</text:p>
          </table:table-cell>
          <table:table-cell office:value-type="float" office:value="533" table:style-name="ce1">
            <text:p>533</text:p>
          </table:table-cell>
          <table:table-cell office:value-type="float" office:value="350" table:style-name="ce1">
            <text:p>350</text:p>
          </table:table-cell>
          <table:table-cell office:value-type="float" office:value="350" table:style-name="ce1">
            <text:p>350</text:p>
          </table:table-cell>
          <table:table-cell office:value-type="float" office:value="352" table:style-name="ce1">
            <text:p>3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s</text:p>
          </table:table-cell>
          <table:table-cell office:value-type="float" office:value="63.602714373843305" table:formula="of:=[.E3]/([.E3]+[.H3])*100" table:style-name="ce1">
            <text:p>63.60271437</text:p>
          </table:table-cell>
          <table:table-cell office:value-type="float" office:value="46.942446043165468" table:formula="of:=[.F3]/([.F3]+[.I3])*100" table:style-name="ce1">
            <text:p>46.94244604</text:p>
          </table:table-cell>
          <table:table-cell office:value-type="float" office:value="46.020128087831658" table:formula="of:=[.G3]/([.G3]+[.J3])*100" table:style-name="ce1">
            <text:p>46.02012809</text:p>
          </table:table-cell>
          <table:table-cell office:value-type="float" office:value="1031" table:style-name="ce1">
            <text:p>1031</text:p>
          </table:table-cell>
          <table:table-cell office:value-type="float" office:value="522" table:style-name="ce1">
            <text:p>522</text:p>
          </table:table-cell>
          <table:table-cell office:value-type="float" office:value="503" table:style-name="ce1">
            <text:p>503</text:p>
          </table:table-cell>
          <table:table-cell office:value-type="float" office:value="590" table:style-name="ce1">
            <text:p>590</text:p>
          </table:table-cell>
          <table:table-cell office:value-type="float" office:value="590" table:style-name="ce1">
            <text:p>590</text:p>
          </table:table-cell>
          <table:table-cell office:value-type="float" office:value="590" table:style-name="ce1">
            <text:p>5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s</text:p>
          </table:table-cell>
          <table:table-cell office:value-type="float" office:value="54.523463957426223" table:formula="of:=[.E4]/([.E4]+[.H4])*100" table:style-name="ce1">
            <text:p>54.52346396</text:p>
          </table:table-cell>
          <table:table-cell office:value-type="float" office:value="26.568265682656829" table:formula="of:=[.F4]/([.F4]+[.I4])*100" table:style-name="ce1">
            <text:p>26.56826568</text:p>
          </table:table-cell>
          <table:table-cell office:value-type="float" office:value="22.611327280587982" table:formula="of:=[.G4]/([.G4]+[.J4])*100" table:style-name="ce1">
            <text:p>22.61132728</text:p>
          </table:table-cell>
          <table:table-cell office:value-type="float" office:value="1127" table:style-name="ce1">
            <text:p>1127</text:p>
          </table:table-cell>
          <table:table-cell office:value-type="float" office:value="648" table:style-name="ce1">
            <text:p>648</text:p>
          </table:table-cell>
          <table:table-cell office:value-type="float" office:value="523" table:style-name="ce1">
            <text:p>523</text:p>
          </table:table-cell>
          <table:table-cell office:value-type="float" office:value="940" table:formula="of:=SUM([.H1:.H3])" table:style-name="ce1">
            <text:p>940</text:p>
          </table:table-cell>
          <table:table-cell office:value-type="float" office:value="1791" table:style-name="ce1">
            <text:p>1791</text:p>
          </table:table-cell>
          <table:table-cell office:value-type="float" office:value="1790" table:style-name="ce1">
            <text:p>1790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string" table:style-name="ce1">
            <text:p>Control Traffic</text:p>
          </table:table-cell>
          <table:table-cell table:number-columns-repeated="2" table:style-name="ce1"/>
          <table:table-cell office:value-type="string" table:style-name="ce1">
            <text:p>Data Traffic</text:p>
          </table:table-cell>
          <table:table-cell table:number-columns-repeated="16375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20n_Contol_Traffic" table:style-name="ta2">
        <table:shapes>
          <draw:frame draw:z-index="1" draw:id="id1" draw:style-name="a1" draw:name="Chart 1" svg:x="1.95278in" svg:y="1.13694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EEQ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s</text:p>
          </table:table-cell>
          <table:table-cell office:value-type="float" office:value="78.619425778863771" table:formula="of:=[.E2]/([.E2]+[.H2])*100" table:style-name="ce1">
            <text:p>78.61942578</text:p>
          </table:table-cell>
          <table:table-cell office:value-type="float" office:value="63.730569948186535" table:formula="of:=[.F2]/([.F2]+[.I2])*100" table:style-name="ce1">
            <text:p>63.73056995</text:p>
          </table:table-cell>
          <table:table-cell office:value-type="float" office:value="63.936115404430701" table:formula="of:=[.G2]/([.G2]+[.J2])*100" table:style-name="ce1">
            <text:p>63.9361154</text:p>
          </table:table-cell>
          <table:table-cell office:value-type="float" office:value="2574" table:style-name="ce1">
            <text:p>2574</text:p>
          </table:table-cell>
          <table:table-cell office:value-type="float" office:value="1230" table:style-name="ce1">
            <text:p>1230</text:p>
          </table:table-cell>
          <table:table-cell office:value-type="float" office:value="1241" table:style-name="ce1">
            <text:p>1241</text:p>
          </table:table-cell>
          <table:table-cell office:value-type="float" office:value="700" table:style-name="ce1">
            <text:p>700</text:p>
          </table:table-cell>
          <table:table-cell office:value-type="float" office:value="700" table:style-name="ce1">
            <text:p>700</text:p>
          </table:table-cell>
          <table:table-cell office:value-type="float" office:value="700" table:style-name="ce1">
            <text:p>7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s</text:p>
          </table:table-cell>
          <table:table-cell office:value-type="float" office:value="69.820971867007671" table:formula="of:=[.E3]/([.E3]+[.H3])*100" table:style-name="ce1">
            <text:p>69.82097187</text:p>
          </table:table-cell>
          <table:table-cell office:value-type="float" office:value="51.894093686354381" table:formula="of:=[.F3]/([.F3]+[.I3])*100" table:style-name="ce1">
            <text:p>51.89409369</text:p>
          </table:table-cell>
          <table:table-cell office:value-type="float" office:value="50.126796280642438" table:formula="of:=[.G3]/([.G3]+[.J3])*100" table:style-name="ce1">
            <text:p>50.12679628</text:p>
          </table:table-cell>
          <table:table-cell office:value-type="float" office:value="2730" table:style-name="ce1">
            <text:p>2730</text:p>
          </table:table-cell>
          <table:table-cell office:value-type="float" office:value="1274" table:style-name="ce1">
            <text:p>1274</text:p>
          </table:table-cell>
          <table:table-cell office:value-type="float" office:value="1186" table:style-name="ce1">
            <text:p>1186</text:p>
          </table:table-cell>
          <table:table-cell office:value-type="float" office:value="1180" table:style-name="ce1">
            <text:p>1180</text:p>
          </table:table-cell>
          <table:table-cell office:value-type="float" office:value="1181" table:style-name="ce1">
            <text:p>1181</text:p>
          </table:table-cell>
          <table:table-cell office:value-type="float" office:value="1180" table:style-name="ce1">
            <text:p>11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s</text:p>
          </table:table-cell>
          <table:table-cell office:value-type="float" office:value="67.101635728726336" table:formula="of:=[.E4]/([.E4]+[.H4])*100" table:style-name="ce1">
            <text:p>67.10163573</text:p>
          </table:table-cell>
          <table:table-cell office:value-type="float" office:value="29.588825496753884" table:formula="of:=[.F4]/([.F4]+[.I4])*100" table:style-name="ce1">
            <text:p>29.5888255</text:p>
          </table:table-cell>
          <table:table-cell office:value-type="float" office:value="35.402381811620351" table:formula="of:=[.G4]/([.G4]+[.J4])*100" table:style-name="ce1">
            <text:p>35.40238181</text:p>
          </table:table-cell>
          <table:table-cell office:value-type="float" office:value="7302" table:style-name="ce1">
            <text:p>7302</text:p>
          </table:table-cell>
          <table:table-cell office:value-type="float" office:value="1504" table:style-name="ce1">
            <text:p>1504</text:p>
          </table:table-cell>
          <table:table-cell office:value-type="float" office:value="1962" table:style-name="ce1">
            <text:p>1962</text:p>
          </table:table-cell>
          <table:table-cell office:value-type="float" office:value="3580" table:style-name="ce1">
            <text:p>3580</text:p>
          </table:table-cell>
          <table:table-cell office:value-type="float" office:value="3579" table:style-name="ce1">
            <text:p>3579</text:p>
          </table:table-cell>
          <table:table-cell office:value-type="float" office:value="3580" table:style-name="ce1">
            <text:p>3580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30n_Control_Traffic" table:style-name="ta1">
        <table:shapes>
          <draw:frame draw:z-index="1" draw:id="id2" draw:style-name="a2" draw:name="Chart 1" svg:x="0.52in" svg:y="1.11986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EEQ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s</text:p>
          </table:table-cell>
          <table:table-cell office:value-type="float" office:value="82.16106014271152" table:formula="of:=[.E2]/([.E2]+[.H2])*100" table:style-name="ce1">
            <text:p>82.16106014</text:p>
          </table:table-cell>
          <table:table-cell office:value-type="float" office:value="64.800536372779078" table:formula="of:=[.F2]/([.F2]+[.I2])*100" table:style-name="ce1">
            <text:p>64.80053637</text:p>
          </table:table-cell>
          <table:table-cell office:value-type="float" office:value="67.427701674277017" table:formula="of:=[.G2]/([.G2]+[.J2])*100" table:style-name="ce1">
            <text:p>67.42770167</text:p>
          </table:table-cell>
          <table:table-cell office:value-type="float" office:value="4836" table:style-name="ce1">
            <text:p>4836</text:p>
          </table:table-cell>
          <table:table-cell office:value-type="float" office:value="1933" table:style-name="ce1">
            <text:p>1933</text:p>
          </table:table-cell>
          <table:table-cell office:value-type="float" office:value="2215" table:style-name="ce1">
            <text:p>2215</text:p>
          </table:table-cell>
          <table:table-cell office:value-type="float" office:value="1050" table:style-name="ce1">
            <text:p>1050</text:p>
          </table:table-cell>
          <table:table-cell office:value-type="float" office:value="1050" table:style-name="ce1">
            <text:p>1050</text:p>
          </table:table-cell>
          <table:table-cell office:value-type="float" office:value="1070" table:style-name="ce1">
            <text:p>10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s</text:p>
          </table:table-cell>
          <table:table-cell office:value-type="float" office:value="83.798627002288328" table:formula="of:=[.E3]/([.E3]+[.H3])*100" table:style-name="ce1">
            <text:p>83.798627</text:p>
          </table:table-cell>
          <table:table-cell office:value-type="float" office:value="54.334365325077393" table:formula="of:=[.F3]/([.F3]+[.I3])*100" table:style-name="ce1">
            <text:p>54.33436533</text:p>
          </table:table-cell>
          <table:table-cell office:value-type="float" office:value="59.945689069925322" table:formula="of:=[.G3]/([.G3]+[.J3])*100" table:style-name="ce1">
            <text:p>59.94568907</text:p>
          </table:table-cell>
          <table:table-cell office:value-type="float" office:value="9155" table:style-name="ce1">
            <text:p>9155</text:p>
          </table:table-cell>
          <table:table-cell office:value-type="float" office:value="2106" table:style-name="ce1">
            <text:p>2106</text:p>
          </table:table-cell>
          <table:table-cell office:value-type="float" office:value="2649" table:style-name="ce1">
            <text:p>2649</text:p>
          </table:table-cell>
          <table:table-cell office:value-type="float" office:value="1770" table:style-name="ce1">
            <text:p>1770</text:p>
          </table:table-cell>
          <table:table-cell office:value-type="float" office:value="1770" table:style-name="ce1">
            <text:p>1770</text:p>
          </table:table-cell>
          <table:table-cell office:value-type="float" office:value="1770" table:style-name="ce1">
            <text:p>17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s</text:p>
          </table:table-cell>
          <table:table-cell office:value-type="float" office:value="78.560587906382295" table:formula="of:=[.E4]/([.E4]+[.H4])*100" table:style-name="ce1">
            <text:p>78.56058791</text:p>
          </table:table-cell>
          <table:table-cell office:value-type="float" office:value="49.770835282012911" table:formula="of:=[.F4]/([.F4]+[.I4])*100" table:style-name="ce1">
            <text:p>49.77083528</text:p>
          </table:table-cell>
          <table:table-cell office:value-type="float" office:value="47.732139380961655" table:formula="of:=[.G4]/([.G4]+[.J4])*100" table:style-name="ce1">
            <text:p>47.73213938</text:p>
          </table:table-cell>
          <table:table-cell office:value-type="float" office:value="19670" table:style-name="ce1">
            <text:p>19670</text:p>
          </table:table-cell>
          <table:table-cell office:value-type="float" office:value="5321" table:style-name="ce1">
            <text:p>5321</text:p>
          </table:table-cell>
          <table:table-cell office:value-type="float" office:value="4904" table:style-name="ce1">
            <text:p>4904</text:p>
          </table:table-cell>
          <table:table-cell office:value-type="float" office:value="5368" table:style-name="ce1">
            <text:p>5368</text:p>
          </table:table-cell>
          <table:table-cell office:value-type="float" office:value="5370" table:style-name="ce1">
            <text:p>5370</text:p>
          </table:table-cell>
          <table:table-cell office:value-type="float" office:value="5370" table:style-name="ce1">
            <text:p>5370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10n_" table:style-name="ta1">
        <table:shapes>
          <draw:frame draw:z-index="1" draw:id="id3" draw:style-name="a3" draw:name="Chart 1" svg:x="2.16667in" svg:y="1.19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" table:number-rows-spanned="2" table:style-name="ce2">
            <text:p>Time</text:p>
          </table:table-cell>
          <table:table-cell office:value-type="string" table:number-columns-spanned="3" table:number-rows-spanned="1" table:style-name="ce2">
            <text:p>Number of Packet Received</text:p>
          </table:table-cell>
          <table:covered-table-cell table:number-columns-repeated="2"/>
          <table:table-cell office:value-type="string" table:number-columns-spanned="3" table:number-rows-spanned="1" table:style-name="ce2">
            <text:p>Number of Packet Lost</text:p>
          </table:table-cell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s</text:p>
          </table:table-cell>
          <table:table-cell office:value-type="float" office:value="324" table:style-name="ce1">
            <text:p>324</text:p>
          </table:table-cell>
          <table:table-cell office:value-type="float" office:value="345" table:style-name="ce1">
            <text:p>345</text:p>
          </table:table-cell>
          <table:table-cell office:value-type="float" office:value="358" table:style-name="ce1">
            <text:p>358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1.784702549575073" table:formula="of:=(1-([.E3]/([.B3]+[.E3])))*100" table:style-name="ce1">
            <text:p>91.78470255</text:p>
          </table:table-cell>
          <table:table-cell office:value-type="float" office:value="97.457627118644069" table:formula="of:=(1-([.F3]/([.C3]+[.F3])))*100" table:style-name="ce1">
            <text:p>97.45762712</text:p>
          </table:table-cell>
          <table:table-cell office:value-type="float" office:value="100" table:formula="of:=(1-([.G3]/([.D3]+[.G3])))*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s</text:p>
          </table:table-cell>
          <table:table-cell office:value-type="float" office:value="571" table:style-name="ce1">
            <text:p>571</text:p>
          </table:table-cell>
          <table:table-cell office:value-type="float" office:value="594" table:style-name="ce1">
            <text:p>594</text:p>
          </table:table-cell>
          <table:table-cell office:value-type="float" office:value="606" table:style-name="ce1">
            <text:p>606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95.805369127516784" table:formula="of:=(1-([.E4]/([.B4]+[.E4])))*100" table:style-name="ce1">
            <text:p>95.80536913</text:p>
          </table:table-cell>
          <table:table-cell office:value-type="float" office:value="95.345104333868377" table:formula="of:=(1-([.F4]/([.C4]+[.F4])))*100" table:style-name="ce1">
            <text:p>95.34510433</text:p>
          </table:table-cell>
          <table:table-cell office:value-type="float" office:value="99.671052631578945" table:formula="of:=(1-([.G4]/([.D4]+[.G4])))*100" table:style-name="ce1">
            <text:p>99.671052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s</text:p>
          </table:table-cell>
          <table:table-cell office:value-type="float" office:value="1739" table:style-name="ce1">
            <text:p>1739</text:p>
          </table:table-cell>
          <table:table-cell office:value-type="float" office:value="1754" table:style-name="ce1">
            <text:p>1754</text:p>
          </table:table-cell>
          <table:table-cell office:value-type="float" office:value="1838" table:style-name="ce1">
            <text:p>1838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96.45036051026068" table:formula="of:=(1-([.E5]/([.B5]+[.E5])))*100" table:style-name="ce1">
            <text:p>96.45036051</text:p>
          </table:table-cell>
          <table:table-cell office:value-type="float" office:value="97.607122982749033" table:formula="of:=(1-([.F5]/([.C5]+[.F5])))*100" table:style-name="ce1">
            <text:p>97.60712298</text:p>
          </table:table-cell>
          <table:table-cell office:value-type="float" office:value="98.605150214592271" table:formula="of:=(1-([.G5]/([.D5]+[.G5])))*100" table:style-name="ce1">
            <text:p>98.60515021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  <table:table table:name="20n" table:style-name="ta1">
        <table:shapes>
          <draw:frame draw:z-index="1" draw:id="id4" draw:style-name="a4" draw:name="Chart 1" svg:x="3.48306in" svg:y="1.1897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" table:number-rows-spanned="2" table:style-name="ce2">
            <text:p>Time</text:p>
          </table:table-cell>
          <table:table-cell office:value-type="string" table:number-columns-spanned="3" table:number-rows-spanned="1" table:style-name="ce2">
            <text:p>Number of Packet Received</text:p>
          </table:table-cell>
          <table:covered-table-cell table:number-columns-repeated="2"/>
          <table:table-cell office:value-type="string" table:number-columns-spanned="3" table:number-rows-spanned="1" table:style-name="ce2">
            <text:p>Number of Packet Lost</text:p>
          </table:table-cell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s</text:p>
          </table:table-cell>
          <table:table-cell office:value-type="float" office:value="682" table:style-name="ce1">
            <text:p>682</text:p>
          </table:table-cell>
          <table:table-cell office:value-type="float" office:value="688" table:style-name="ce1">
            <text:p>688</text:p>
          </table:table-cell>
          <table:table-cell office:value-type="float" office:value="690" table:style-name="ce1">
            <text:p>69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97.707736389684811" table:formula="of:=(1-([.E3]/([.B3]+[.E3])))*100" table:style-name="ce1">
            <text:p>97.70773639</text:p>
          </table:table-cell>
          <table:table-cell office:value-type="float" office:value="98.005698005698008" table:formula="of:=(1-([.F3]/([.C3]+[.F3])))*100" table:style-name="ce1">
            <text:p>98.00569801</text:p>
          </table:table-cell>
          <table:table-cell office:value-type="float" office:value="98.290598290598282" table:formula="of:=(1-([.G3]/([.D3]+[.G3])))*100" table:style-name="ce1">
            <text:p>98.290598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s</text:p>
          </table:table-cell>
          <table:table-cell office:value-type="float" office:value="1130" table:style-name="ce1">
            <text:p>1130</text:p>
          </table:table-cell>
          <table:table-cell office:value-type="float" office:value="1172" table:style-name="ce1">
            <text:p>1172</text:p>
          </table:table-cell>
          <table:table-cell office:value-type="float" office:value="1167" table:style-name="ce1">
            <text:p>116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96.334185848252346" table:formula="of:=(1-([.E4]/([.B4]+[.E4])))*100" table:style-name="ce1">
            <text:p>96.33418585</text:p>
          </table:table-cell>
          <table:table-cell office:value-type="float" office:value="98.653198653198643" table:formula="of:=(1-([.F4]/([.C4]+[.F4])))*100" table:style-name="ce1">
            <text:p>98.65319865</text:p>
          </table:table-cell>
          <table:table-cell office:value-type="float" office:value="98.564189189189193" table:formula="of:=(1-([.G4]/([.D4]+[.G4])))*100" table:style-name="ce1">
            <text:p>98.564189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s</text:p>
          </table:table-cell>
          <table:table-cell office:value-type="float" office:value="3190" table:style-name="ce1">
            <text:p>3190</text:p>
          </table:table-cell>
          <table:table-cell office:value-type="float" office:value="3487" table:style-name="ce1">
            <text:p>3487</text:p>
          </table:table-cell>
          <table:table-cell office:value-type="float" office:value="3523" table:style-name="ce1">
            <text:p>3523</text:p>
          </table:table-cell>
          <table:table-cell office:value-type="float" office:value="376" table:style-name="ce1">
            <text:p>376</text:p>
          </table:table-cell>
          <table:table-cell office:value-type="float" office:value="95" table:style-name="ce1">
            <text:p>95</text:p>
          </table:table-cell>
          <table:table-cell office:value-type="float" office:value="142" table:style-name="ce1">
            <text:p>142</text:p>
          </table:table-cell>
          <table:table-cell office:value-type="float" office:value="89.455973079080195" table:formula="of:=(1-([.E5]/([.B5]+[.E5])))*100" table:style-name="ce1">
            <text:p>89.45597308</text:p>
          </table:table-cell>
          <table:table-cell office:value-type="float" office:value="97.34785036292574" table:formula="of:=(1-([.F5]/([.C5]+[.F5])))*100" table:style-name="ce1">
            <text:p>97.34785036</text:p>
          </table:table-cell>
          <table:table-cell office:value-type="float" office:value="96.125511596180075" table:formula="of:=(1-([.G5]/([.D5]+[.G5])))*100" table:style-name="ce1">
            <text:p>96.1255116</text:p>
          </table:table-cell>
          <table:table-cell table:number-columns-repeated="16374"/>
        </table:table-row>
        <table:table-row table:number-rows-repeated="1048571" table:style-name="ro1">
          <table:table-cell table:number-columns-repeated="16384"/>
        </table:table-row>
      </table:table>
      <table:table table:name="30n" table:style-name="ta1">
        <table:shapes>
          <draw:frame draw:z-index="1" draw:id="id5" draw:style-name="a5" draw:name="Chart 1" svg:x="3.17528in" svg:y="1.28598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" table:number-rows-spanned="2" table:style-name="ce2">
            <text:p>Time</text:p>
          </table:table-cell>
          <table:table-cell table:number-columns-spanned="3" table:number-rows-spanned="1" table:style-name="ce2"/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spanned="3" table:number-rows-spanned="1" table:style-name="ce2"/>
          <table:covered-table-cell table:number-columns-repeated="2"/>
          <table:table-cell table:number-columns-repeated="16374"/>
        </table:table-row>
        <table:table-row table:style-name="ro1">
          <table:covered-table-cell/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office:value-type="string" table:style-name="ce1">
            <text:p>OF0</text:p>
          </table:table-cell>
          <table:table-cell office:value-type="string" table:style-name="ce1">
            <text:p>MRHOF</text:p>
          </table:table-cell>
          <table:table-cell office:value-type="string" table:style-name="ce1">
            <text:p>OF SEEM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s</text:p>
          </table:table-cell>
          <table:table-cell office:value-type="float" office:value="1023" table:style-name="ce1">
            <text:p>1023</text:p>
          </table:table-cell>
          <table:table-cell office:value-type="float" office:value="1032" table:style-name="ce1">
            <text:p>1032</text:p>
          </table:table-cell>
          <table:table-cell office:value-type="float" office:value="1038" table:style-name="ce1">
            <text:p>103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97.428571428571431" table:formula="of:=(1-([.E3]/([.B3]+[.E3])))*100" table:style-name="ce1">
            <text:p>97.42857143</text:p>
          </table:table-cell>
          <table:table-cell office:value-type="float" office:value="97.912713472485763" table:formula="of:=(1-([.F3]/([.C3]+[.F3])))*100" table:style-name="ce1">
            <text:p>97.91271347</text:p>
          </table:table-cell>
          <table:table-cell office:value-type="float" office:value="97.556390977443613" table:formula="of:=(1-([.G3]/([.D3]+[.G3])))*100" table:style-name="ce1">
            <text:p>97.556390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s</text:p>
          </table:table-cell>
          <table:table-cell office:value-type="float" office:value="1673" table:style-name="ce1">
            <text:p>1673</text:p>
          </table:table-cell>
          <table:table-cell office:value-type="float" office:value="1740" table:style-name="ce1">
            <text:p>1740</text:p>
          </table:table-cell>
          <table:table-cell office:value-type="float" office:value="1705" table:style-name="ce1">
            <text:p>1705</text:p>
          </table:table-cell>
          <table:table-cell office:value-type="float" office:value="102" table:style-name="ce1">
            <text:p>10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94.25352112676056" table:formula="of:=(1-([.E4]/([.B4]+[.E4])))*100" table:style-name="ce1">
            <text:p>94.25352113</text:p>
          </table:table-cell>
          <table:table-cell office:value-type="float" office:value="97.86276715410574" table:formula="of:=(1-([.F4]/([.C4]+[.F4])))*100" table:style-name="ce1">
            <text:p>97.86276715</text:p>
          </table:table-cell>
          <table:table-cell office:value-type="float" office:value="96.164692611393122" table:formula="of:=(1-([.G4]/([.D4]+[.G4])))*100" table:style-name="ce1">
            <text:p>96.164692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s</text:p>
          </table:table-cell>
          <table:table-cell office:value-type="float" office:value="4458" table:style-name="ce1">
            <text:p>4458</text:p>
          </table:table-cell>
          <table:table-cell office:value-type="float" office:value="4979" table:style-name="ce1">
            <text:p>4979</text:p>
          </table:table-cell>
          <table:table-cell office:value-type="float" office:value="5035" table:style-name="ce1">
            <text:p>5035</text:p>
          </table:table-cell>
          <table:table-cell office:value-type="float" office:value="962" table:style-name="ce1">
            <text:p>962</text:p>
          </table:table-cell>
          <table:table-cell office:value-type="float" office:value="380" table:style-name="ce1">
            <text:p>380</text:p>
          </table:table-cell>
          <table:table-cell office:value-type="float" office:value="341" table:style-name="ce1">
            <text:p>341</text:p>
          </table:table-cell>
          <table:table-cell office:value-type="float" office:value="82.250922509225092" table:formula="of:=(1-([.E5]/([.B5]+[.E5])))*100" table:style-name="ce1">
            <text:p>82.25092251</text:p>
          </table:table-cell>
          <table:table-cell office:value-type="float" office:value="92.909124836723265" table:formula="of:=(1-([.F5]/([.C5]+[.F5])))*100" table:style-name="ce1">
            <text:p>92.90912484</text:p>
          </table:table-cell>
          <table:table-cell office:value-type="float" office:value="93.656994047619051" table:formula="of:=(1-([.G5]/([.D5]+[.G5])))*100" table:style-name="ce1">
            <text:p>93.6569940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Number of Packet Received</text:p>
          </table:table-cell>
          <table:table-cell table:number-columns-repeated="2" table:style-name="ce1"/>
          <table:table-cell office:value-type="string" table:style-name="ce1">
            <text:p>Number of Packet Lost</text:p>
          </table:table-cell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Seemi Rauf</dc:creator>
    <meta:creation-date>2018-10-07T18:00:34Z</meta:creation-date>
    <dc:date>2019-02-17T14:40:37Z</dc:date>
    <meta:editing-cycles>19</meta:editing-cycles>
    <meta:editing-duration>PT1062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interval-major="20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2">
      <style:chart-properties chart:symbol-type="automatic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902362204724pt" svg:width="453.51pt" chart:style-name="Crt0">
        <chart:title chart:style-name="CT00">
          <text:p text:style-name="a0" text:class-names="" text:cond-style-name="">Control Traffic Overhe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verhead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10n_Contol_Traffic.$A$2:.$A$4"/>
          </chart:axis>
          <chart:series chart:label-cell-address="10n_Contol_Traffic.$B$1" chart:values-cell-range-address="10n_Contol_Traffic.$B$2:.$B$4" chart:class="chart:bar" chart:attached-axis="primary-y" chart:style-name="G0S0">
            <chart:data-point chart:repeated="3"/>
          </chart:series>
          <chart:series chart:label-cell-address="10n_Contol_Traffic.$C$1" chart:values-cell-range-address="10n_Contol_Traffic.$C$2:.$C$4" chart:class="chart:bar" chart:attached-axis="primary-y" chart:style-name="G0S1">
            <chart:data-point chart:repeated="3"/>
          </chart:series>
          <chart:series chart:label-cell-address="10n_Contol_Traffic.$D$1" chart:values-cell-range-address="10n_Contol_Traffic.$D$2:.$D$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interval-major="20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2">
      <style:chart-properties chart:symbol-type="automatic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902362204724pt" svg:width="453.51pt" chart:style-name="Crt0">
        <chart:title chart:style-name="CT00">
          <text:p text:style-name="a0" text:class-names="" text:cond-style-name="">Control Traffic Overhe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verhead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20n_Contol_Traffic.$A$2:.$A$4"/>
          </chart:axis>
          <chart:series chart:label-cell-address="20n_Contol_Traffic.$B$1" chart:values-cell-range-address="20n_Contol_Traffic.$B$2:.$B$4" chart:class="chart:bar" chart:attached-axis="primary-y" chart:style-name="G0S0">
            <chart:data-point chart:repeated="3"/>
          </chart:series>
          <chart:series chart:label-cell-address="20n_Contol_Traffic.$C$1" chart:values-cell-range-address="20n_Contol_Traffic.$C$2:.$C$4" chart:class="chart:bar" chart:attached-axis="primary-y" chart:style-name="G0S1">
            <chart:data-point chart:repeated="3"/>
          </chart:series>
          <chart:series chart:label-cell-address="20n_Contol_Traffic.$D$1" chart:values-cell-range-address="20n_Contol_Traffic.$D$2:.$D$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interval-major="20" chart:interval-minor-divisor="5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1">
      <style:chart-properties chart:symbol-type="named-symbol" chart:symbol-name="diamond" chart:symbol-width="0.09722in" chart:symbol-height="0.09722in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2">
      <style:chart-properties chart:symbol-type="automatic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902362204724pt" svg:width="453.51pt" chart:style-name="Crt0">
        <chart:title chart:style-name="CT00">
          <text:p text:style-name="a0" text:class-names="" text:cond-style-name="">Control Traffic Overhe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verhead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30n_Control_Traffic.$A$2:.$A$4"/>
          </chart:axis>
          <chart:series chart:label-cell-address="30n_Control_Traffic.$B$1" chart:values-cell-range-address="30n_Control_Traffic.$B$2:.$B$4" chart:class="chart:bar" chart:attached-axis="primary-y" chart:style-name="G0S0">
            <chart:data-point chart:repeated="3"/>
          </chart:series>
          <chart:series chart:label-cell-address="30n_Control_Traffic.$C$1" chart:values-cell-range-address="30n_Control_Traffic.$C$2:.$C$4" chart:class="chart:bar" chart:attached-axis="primary-y" chart:style-name="G0S1">
            <chart:data-point chart:repeated="3"/>
          </chart:series>
          <chart:series chart:label-cell-address="30n_Control_Traffic.$D$1" chart:values-cell-range-address="30n_Control_Traffic.$D$2:.$D$4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80" chart:origin="0" chart:interval-major="5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Throughpu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10n_.$A$3:.$A$5"/>
          </chart:axis>
          <chart:series chart:label-cell-address="10n_.$H$2" chart:values-cell-range-address="10n_.$H$3:.$H$5" chart:class="chart:line" chart:attached-axis="primary-y" chart:style-name="G0S0">
            <chart:data-point chart:repeated="3"/>
          </chart:series>
          <chart:series chart:label-cell-address="10n_.$I$2" chart:values-cell-range-address="10n_.$I$3:.$I$5" chart:class="chart:line" chart:attached-axis="primary-y" chart:style-name="G0S1">
            <chart:data-point chart:repeated="3"/>
          </chart:series>
          <chart:series chart:label-cell-address="10n_.$J$2" chart:values-cell-range-address="10n_.$J$3:.$J$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80" chart:origin="0" chart:interval-major="5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Throughpu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 [ % 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20n.$A$3:.$A$5"/>
          </chart:axis>
          <chart:series chart:label-cell-address="20n.$H$2" chart:values-cell-range-address="20n.$H$3:.$H$5" chart:class="chart:line" chart:attached-axis="primary-y" chart:style-name="G0S0">
            <chart:data-point chart:repeated="3"/>
          </chart:series>
          <chart:series chart:label-cell-address="20n.$I$2" chart:values-cell-range-address="20n.$I$3:.$I$5" chart:class="chart:line" chart:attached-axis="primary-y" chart:style-name="G0S1">
            <chart:data-point chart:repeated="3"/>
          </chart:series>
          <chart:series chart:label-cell-address="20n.$J$2" chart:values-cell-range-address="20n.$J$3:.$J$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80" chart:origin="0" chart:interval-major="5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0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dash" draw:stroke-dash="a4" svg:stroke-width="0.0315in" svg:stroke-color="#26262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902362204724pt" svg:width="453.51pt" chart:style-name="Crt0">
        <chart:title chart:style-name="CT00">
          <text:p text:style-name="a0" text:class-names="" text:cond-style-name="">Throughpu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ut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raffic Intensity</text:p>
            </chart:title>
            <chart:categories table:cell-range-address="30n.$A$3:.$A$5"/>
          </chart:axis>
          <chart:series chart:label-cell-address="30n.$H$2" chart:values-cell-range-address="30n.$H$3:.$H$5" chart:class="chart:line" chart:attached-axis="primary-y" chart:style-name="G0S0">
            <chart:data-point chart:repeated="3"/>
          </chart:series>
          <chart:series chart:label-cell-address="30n.$I$2" chart:values-cell-range-address="30n.$I$3:.$I$5" chart:class="chart:line" chart:attached-axis="primary-y" chart:style-name="G0S1">
            <chart:data-point chart:repeated="3"/>
          </chart:series>
          <chart:series chart:label-cell-address="30n.$J$2" chart:values-cell-range-address="30n.$J$3:.$J$5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315in" draw:distance="0.0315in"/>
    <draw:stroke-dash draw:name="a4" draw:style="rect" draw:dots1="1" draw:dots1-length="0.0945in" draw:distance="0.0945in"/>
  </office:styles>
</office:document-styles>
</file>